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e481" officeooo:paragraph-rsid="0009e481" style:font-weight-asian="bold" style:font-weight-complex="bold"/>
    </style:style>
    <style:style style:name="P2" style:family="paragraph" style:parent-style-name="Standard">
      <style:text-properties officeooo:rsid="000823db" officeooo:paragraph-rsid="000823db"/>
    </style:style>
    <style:style style:name="P3" style:family="paragraph" style:parent-style-name="Standard">
      <style:text-properties officeooo:rsid="000c8183" officeooo:paragraph-rsid="000c8183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8183" officeooo:paragraph-rsid="000c8183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text-properties officeooo:rsid="000823db" officeooo:paragraph-rsid="000823db"/>
    </style:style>
    <style:style style:name="P6" style:family="paragraph" style:parent-style-name="Standard" style:list-style-name="L2">
      <style:text-properties style:text-underline-style="none" fo:font-weight="normal" officeooo:rsid="0009e481" officeooo:paragraph-rsid="0009e481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23db" officeooo:paragraph-rsid="000c8183" style:font-weight-asian="bold" style:font-weight-complex="bold"/>
    </style:style>
    <style:style style:name="T1" style:family="text">
      <style:text-properties officeooo:rsid="000ce8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flichtenheft:</text:p>
      <text:p text:style-name="P3"/>
      <text:p text:style-name="P7"><text:span text:style-name="T1">ab dem </text:span>07.05.2015:</text:p>
      <text:list xml:id="list2343031089377985732" text:style-name="L1">
        <text:list-item>
          <text:p text:style-name="P5">Erste Versuche zur Visualisierung von unserem Projekt „Patientenverwaltung“</text:p>
        </text:list-item>
        <text:list-item>
          <text:p text:style-name="P5">Klasse Patient mit den Attributen Vor-/ und Nachname, Adresse, Krankheit und Geburtsdatum</text:p>
        </text:list-item>
        <text:list-item>
          <text:p text:style-name="P5">Erstellen des Menüs mit Speicher-Option </text:p>
        </text:list-item>
      </text:list>
      <text:p text:style-name="P2"/>
      <text:p text:style-name="P1">bis <text:span text:style-name="T1">zum </text:span>21.05.2015:</text:p>
      <text:list xml:id="list3605062690997329113" text:style-name="L2">
        <text:list-item>
          <text:p text:style-name="P6">Einspeichern und Sotieren von Patienten</text:p>
        </text:list-item>
        <text:list-item>
          <text:p text:style-name="P6">Weiterarbeiten an der GUI-Oberfläche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9:15:56.971000000</meta:creation-date>
    <dc:date>2015-05-21T08:43:22.319000000</dc:date>
    <meta:editing-duration>PT57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8" meta:word-count="46" meta:character-count="336" meta:non-whitespace-character-count="301"/>
  </office:meta>
</office:document-meta>
</file>